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T22" style:parent-style-name="Fuentedepárrafopredeter." style:family="text">
      <style:text-properties fo:language="en" fo:country="US"/>
    </style:style>
    <style:style style:name="T23" style:parent-style-name="Fuentedepárrafopredeter." style:family="text">
      <style:text-properties fo:language="en" fo:country="US"/>
    </style:style>
    <style:style style:name="T24" style:parent-style-name="Fuentedepárrafopredeter." style:family="text">
      <style:text-properties fo:language="en" fo:country="US"/>
    </style:style>
    <style:style style:name="T25" style:parent-style-name="Fuentedepárrafopredeter." style:family="text">
      <style:text-properties fo:language="en" fo:country="US"/>
    </style:style>
    <style:style style:name="T26" style:parent-style-name="Fuentedepárrafopredeter.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</office:automatic-styles>
  <office:body>
    <office:text text:use-soft-page-breaks="true">
      <text:p text:style-name="P1">1</text:p>
      <text:p text:style-name="P2">a-<text:tab/>7.5</text:p>
      <text:p text:style-name="P3">b-<text:tab/>3</text:p>
      <text:p text:style-name="P4">c-<text:tab/>10</text:p>
      <text:p text:style-name="P5"/>
      <text:p text:style-name="P6">2</text:p>
      <text:p text:style-name="P7">a-<text:tab/>13.75<text:s text:c="3"/></text:p>
      <text:p text:style-name="P8">b-<text:tab/>20</text:p>
      <text:p text:style-name="P9">c-<text:tab/>324</text:p>
      <text:p text:style-name="P10"/>
      <text:p text:style-name="P11">3</text:p>
      <text:p text:style-name="P12">a-<text:tab/>(m+n)/(p-q)</text:p>
      <text:p text:style-name="P13">b-<text:tab/>(b+sr(b^2-4*a*c)/(2*a)</text:p>
      <text:p text:style-name="P14"><text:s text:c="4"/>(b-sr(b^2-4*a*c)/(2*a)</text:p>
      <text:p text:style-name="P15">c-<text:tab/>(m+(n/p))/(a-(r/5))</text:p>
      <text:p text:style-name="P16"/>
      <text:p text:style-name="P17">4</text:p>
      <text:p text:style-name="P18">a-<text:tab/>12&lt;6&amp;&amp;3=2 -----False</text:p>
      <text:p text:style-name="P19">b-<text:tab/>7&gt;5||1&gt;5-------True</text:p>
      <text:p text:style-name="Standard">c-<text:tab/>8</text:p>
      <text:p text:style-name="Standard">d-<text:tab/>Pi&gt;4||6.28&lt;=10----True</text:p>
      <text:p text:style-name="Standard">e-<text:tab/>1&gt;3&amp;&amp;y==4||5&lt;=10-----True</text:p>
      <text:p text:style-name="Standard">f-<text:tab/>1&gt;3&amp;&amp;(y==4||5&lt;=10)-----False</text:p>
      <text:p text:style-name="Standard">g-<text:tab/>!2==2 &amp;&amp; 4&gt;pi-2.71*10----False</text:p>
      <text:p text:style-name="P20">h-<text:tab/>5==1----False</text:p>
      <text:p text:style-name="P21">i-<text:tab/>2&lt;3-----True</text:p>
      <text:p text:style-name="Standard"><text:span text:style-name="T22">j-</text:span><text:span text:style-name="T23"><text:tab/>6!=5||4</text:span><text:span text:style-name="T24">&gt;</text:span><text:span text:style-name="T25">=-20 &amp;&amp; 25&lt;=10----</text:span><text:span text:style-name="T26">True</text:span></text:p>
      <text:p text:style-name="P27">k-<text:tab/>1.333…</text:p>
      <text:p text:style-name="P28">l-<text:tab/>!(0.05*5&gt;2.3/4)----True</text:p>
      <text:p text:style-name="P29"/>
      <text:p text:style-name="P30"/>
      <text:p text:style-name="P31"/>
      <text:p text:style-name="Standard">5</text:p>
      <text:p text:style-name="Standard">a-<text:tab/>1&lt;=x&lt;=10</text:p>
      <text:p text:style-name="Standard">b-<text:tab/>1&lt;=x&lt;=3<text:s/>&amp;&amp;<text:s/>5&lt;=x&lt;=7</text:p>
      <text:p text:style-name="Standard">c-<text:tab/>18&lt;=x&lt;=25</text:p>
      <text:p text:style-name="Standard"/>
      <text:p text:style-name="Standard">6</text:p>
      <text:p text:style-name="Standard">a-True</text:p>
      <text:p text:style-name="Standard">b-False</text:p>
      <text:p text:style-name="Standard">Se sigue el mismo orden con o sin paréntesi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thsinSurvivor 16</dc:creator>
    <meta:creation-date>2019-10-10T15:20:00Z</meta:creation-date>
    <dc:date>2019-10-14T16:59:00Z</dc:date>
    <meta:template xlink:href="Normal" xlink:type="simple"/>
    <meta:editing-cycles>4</meta:editing-cycles>
    <meta:editing-duration>PT3300S</meta:editing-duration>
    <meta:document-statistic meta:page-count="1" meta:paragraph-count="1" meta:word-count="82" meta:character-count="538" meta:row-count="3" meta:non-whitespace-character-count="457"/>
  </office:meta>
</office:document-meta>
</file>